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88cm" fo:min-width="3.501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3.45cm" fo:min-width="11.4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3.35cm" fo:min-width="3.1cm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 fo:min-height="3.75cm" fo:min-width="7.3cm"/>
    </style:style>
    <style:style style:name="gr5" style:family="graphic" style:parent-style-name="standard">
      <style:graphic-properties draw:textarea-horizontal-align="justify" draw:textarea-vertical-align="middle" draw:auto-grow-height="false" fo:min-height="0.6cm" fo:min-width="2.03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75cm" fo:min-width="7cm"/>
    </style:style>
    <style:style style:name="gr7" style:family="graphic" style:parent-style-name="standard">
      <style:graphic-properties draw:fill-color="#ffccff" draw:textarea-horizontal-align="justify" draw:textarea-vertical-align="middle" draw:auto-grow-height="false" fo:min-height="2.375cm" fo:min-width="1.25cm"/>
    </style:style>
    <style:style style:name="gr8" style:family="graphic" style:parent-style-name="standard">
      <style:graphic-properties draw:fill-color="#ffcccc" draw:textarea-horizontal-align="justify" draw:textarea-vertical-align="middle" draw:auto-grow-height="false" fo:min-height="0.85cm" fo:min-width="1.984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10" style:family="graphic" style:parent-style-name="standard">
      <style:graphic-properties draw:fill-color="#ffd320" draw:textarea-horizontal-align="justify" draw:textarea-vertical-align="middle" draw:auto-grow-height="false" fo:min-height="0.75cm" fo:min-width="9.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-color="#ffccff"/>
      <style:paragraph-properties fo:text-align="center"/>
    </style:style>
    <style:style style:name="P7" style:family="paragraph">
      <loext:graphic-properties draw:fill-color="#ffccc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5.5cm" svg:x="23.7cm" svg:y="10.6cm">
          <text:p text:style-name="P1">Neo4j</text:p>
          <text:p text:style-name="P1">Grap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1.9cm" svg:height="3.7cm" svg:x="8.5cm" svg:y="11.2cm">
          <text:p text:style-name="P1">Notifications server (Node.js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3.6cm" svg:x="16cm" svg:y="7.5cm">
          <text:p text:style-name="P1">Script</text:p>
          <text:p text:style-name="P1"><text:s/>RESTful </text:p>
          <text:p text:style-name="P1">HTTP </text:p>
          <text:p text:style-name="P1">API</text:p>
          <text:p text:style-name="P1">Port 3434</text:p>
          <text:p text:style-name="P1"><text:s/>(defaul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8cm" svg:height="4cm" svg:x="1.5cm" svg:y="1.1cm">
          <text:p text:style-name="P1">Icinga2 proces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7cm" svg:x="9.3cm" svg:y="2cm">
          <text:p text:style-name="P1">Ru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7.5cm" svg:height="3cm" svg:x="12.2cm" svg:y="1.4cm">
          <text:p text:style-name="P1">Notifications scripts</text:p>
          <text:p text:style-name="P1">(Node.js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3cm" svg:x="16.1cm" svg:y="4.5cm">
          <text:p text:style-name="P1"><text:span text:style-name="T1">Inform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3.1cm" svg:height="2.2cm" svg:x="20.5cm" svg:y="12.1cm">
          <text:p text:style-name="P1">Query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xml:id="id2" draw:id="id2" draw:layer="layout" svg:width="3cm" svg:height="2cm" svg:x="8.7cm" svg:y="17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3cm" svg:height="2cm" svg:x="13.6cm" svg:y="17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cm" svg:height="2cm" svg:x="18.6cm" svg:y="17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0" draw:text-style-name="P3" xml:id="id1" draw:id="id1" draw:layer="layout" svg:width="9.6cm" svg:height="1cm" svg:x="9.682cm" svg:y="14.884cm">
          <text:p text:style-name="P1">Socket.io (port 3433 default)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curve" svg:x1="14.482cm" svg:y1="15.884cm" svg:x2="10.2cm" svg:y2="17.3cm" draw:start-shape="id1" draw:start-glue-point="2" draw:end-shape="id2" draw:end-glue-point="0" svg:d="M14482 15884c0 1062-4282 354-4282 1416" svg:viewBox="0 0 4283 1417">
          <text:p/>
        </draw:connector>
        <draw:connector draw:style-name="gr11" draw:text-style-name="P8" draw:layer="layout" draw:type="curve" svg:x1="14.482cm" svg:y1="15.884cm" svg:x2="15.1cm" svg:y2="17.3cm" draw:start-shape="id1" draw:start-glue-point="2" draw:end-shape="id3" draw:end-glue-point="0" svg:d="M14482 15884c0 1062 618 354 618 1416" svg:viewBox="0 0 619 1417">
          <text:p/>
        </draw:connector>
        <draw:connector draw:style-name="gr11" draw:text-style-name="P8" draw:layer="layout" draw:type="curve" svg:x1="14.482cm" svg:y1="15.884cm" svg:x2="20.1cm" svg:y2="17.3cm" draw:start-shape="id1" draw:start-glue-point="2" draw:end-shape="id4" svg:d="M14482 15884c0 1062 5618 354 5618 1416" svg:viewBox="0 0 5619 14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21:47:31.140321138</meta:creation-date>
    <dc:date>2015-08-25T21:57:52.766933243</dc:date>
    <meta:editing-duration>PT10M23S</meta:editing-duration>
    <meta:editing-cycles>1</meta:editing-cycles>
    <meta:document-statistic meta:object-count="15"/>
    <meta:generator>LibreOffice/5.0.0.5$Linux_X86_64 LibreOffice_project/437e4abdf9e72fd0a6e6f8697a0e659bc77f9b10</meta:generator>
  </office:meta>
</office:document-meta>
</file>